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44" calcext:value-type="float">
            <text:p>4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2" calcext:value-type="float">
            <text:p>12</text:p>
          </table:table-cell>
          <table:table-cell table:style-name="ce21" table:formula="of:=SUM([.D10];[.D13])" office:value-type="float" office:value="13" calcext:value-type="float">
            <text:p>13</text:p>
          </table:table-cell>
          <table:table-cell table:style-name="ce21" table:formula="of:=SUM([.E10];[.E13])" office:value-type="float" office:value="16" calcext:value-type="float">
            <text:p>16</text:p>
          </table:table-cell>
          <table:table-cell table:style-name="ce35" table:formula="of:=SUM([.F10];[.F13])" office:value-type="float" office:value="13.3333333333333" calcext:value-type="float">
            <text:p>13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13" calcext:value-type="float">
            <text:p>13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6" calcext:value-type="float">
            <text:p>6</text:p>
          </table:table-cell>
          <table:table-cell table:style-name="ce16" table:formula="of:=SUM([.D11:.D12])" office:value-type="float" office:value="7" calcext:value-type="float">
            <text:p>7</text:p>
          </table:table-cell>
          <table:table-cell table:style-name="ce16" table:formula="of:=SUM([.E11:.E12])" office:value-type="float" office:value="8" calcext:value-type="float">
            <text:p>8</text:p>
          </table:table-cell>
          <table:table-cell table:style-name="ce36" table:formula="of:=SUM([.F11:.F12])" office:value-type="float" office:value="7" calcext:value-type="float">
            <text:p>7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7" calcext:value-type="float">
            <text:p>7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([.C12]+4*[.D12]+[.E12]) / 6" office:value-type="float" office:value="4" calcext:value-type="float">
            <text:p>4.0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6" calcext:value-type="float">
            <text:p>6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2" calcext:value-type="float">
            <text:p>22</text:p>
          </table:table-cell>
          <table:table-cell table:style-name="ce31" table:formula="of:=SUM([.E18];[.E21])" office:value-type="float" office:value="33" calcext:value-type="float">
            <text:p>33</text:p>
          </table:table-cell>
          <table:table-cell table:style-name="ce37" table:formula="of:=SUM([.F18];[.F21])" office:value-type="float" office:value="23.1666666666667" calcext:value-type="float">
            <text:p>23.17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5" calcext:value-type="float">
            <text:p>15</text:p>
          </table:table-cell>
          <table:table-cell table:style-name="ce16" table:formula="of:=SUM([.E19:.E20])" office:value-type="float" office:value="22" calcext:value-type="float">
            <text:p>22</text:p>
          </table:table-cell>
          <table:table-cell table:style-name="ce36" table:formula="of:=SUM([.F19:.F20])" office:value-type="float" office:value="15.6666666666667" calcext:value-type="float">
            <text:p>15.67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10" calcext:value-type="float">
            <text:p>10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[.C19]+4*[.D19]+[.E19]) / 6" office:value-type="float" office:value="5" calcext:value-type="float">
            <text:p>5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20]+4*[.D20]+[.E20]) / 6" office:value-type="float" office:value="10.6666666666667" calcext:value-type="float">
            <text:p>10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Recherch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53" calcext:value-type="float">
            <text:p>53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20" calcext:value-type="float">
            <text:p>20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und Templates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33" calcext:value-type="float">
            <text:p>33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39])" office:value-type="float" office:value="10" calcext:value-type="float">
            <text:p>10</text:p>
          </table:table-cell>
          <table:table-cell table:style-name="ce27" table:formula="of:=SUM([.D36:.D39])" office:value-type="float" office:value="13" calcext:value-type="float">
            <text:p>13</text:p>
          </table:table-cell>
          <table:table-cell table:style-name="ce27" table:formula="of:=SUM([.E36:.E39])" office:value-type="float" office:value="21" calcext:value-type="float">
            <text:p>21</text:p>
          </table:table-cell>
          <table:table-cell table:style-name="ce38" table:formula="of:=SUM([.F36:.F39])" office:value-type="float" office:value="13.8333333333333" calcext:value-type="float">
            <text:p>13.83</text:p>
          </table:table-cell>
          <table:table-cell table:style-name="ce27" table:formula="of:=SUM([.G36:.G39])" office:value-type="float" office:value="0" calcext:value-type="float">
            <text:p>0</text:p>
          </table:table-cell>
          <table:table-cell table:style-name="ce27" table:formula="of:=SUM([.H36:.H39])" office:value-type="float" office:value="34" calcext:value-type="float">
            <text:p>34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36]+4*[.D36]+[.E36]) / 6" office:value-type="float" office:value="4" calcext:value-type="float">
            <text:p>4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7]+4*[.D37]+[.E37]) / 6" office:value-type="float" office:value="2.16666666666667" calcext:value-type="float">
            <text:p>2.17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C38]+4*[.D38]+[.E38]) / 6" office:value-type="float" office:value="5.33333333333333" calcext:value-type="float">
            <text:p>5.33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([.C39]+4*[.D39]+[.E39]) / 6" office:value-type="float" office:value="2.33333333333333" calcext:value-type="float">
            <text:p>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Architektur</text:p>
          </table:table-cell>
          <table:table-cell table:style-name="ce28" table:formula="of:=SUM([.C42];[.C50];[.C53])" office:value-type="float" office:value="162" calcext:value-type="float">
            <text:p>162</text:p>
          </table:table-cell>
          <table:table-cell table:style-name="ce28" table:formula="of:=SUM([.D42];[.D50];[.D53])" office:value-type="float" office:value="222" calcext:value-type="float">
            <text:p>222</text:p>
          </table:table-cell>
          <table:table-cell table:style-name="ce28" table:formula="of:=SUM([.E42];[.E50];[.E53])" office:value-type="float" office:value="317" calcext:value-type="float">
            <text:p>317</text:p>
          </table:table-cell>
          <table:table-cell table:style-name="ce39" table:formula="of:=SUM([.F42];[.F50];[.F53])" office:value-type="float" office:value="227.833333333333" calcext:value-type="float">
            <text:p>227.83</text:p>
          </table:table-cell>
          <table:table-cell table:style-name="ce28" table:formula="of:=SUM([.G42];[.G50];[.G53])" office:value-type="float" office:value="0" calcext:value-type="float">
            <text:p>0</text:p>
          </table:table-cell>
          <table:table-cell table:style-name="ce28" table:formula="of:=SUM([.H42];[.H50];[.H53])" office:value-type="float" office:value="126" calcext:value-type="float">
            <text:p>126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3:.C49])" office:value-type="float" office:value="77" calcext:value-type="float">
            <text:p>77</text:p>
          </table:table-cell>
          <table:table-cell table:style-name="ce16" table:formula="of:=SUM([.D43:.D49])" office:value-type="float" office:value="107" calcext:value-type="float">
            <text:p>107</text:p>
          </table:table-cell>
          <table:table-cell table:style-name="ce16" table:formula="of:=SUM([.E43:.E49])" office:value-type="float" office:value="157" calcext:value-type="float">
            <text:p>157</text:p>
          </table:table-cell>
          <table:table-cell table:style-name="ce36" table:formula="of:=SUM([.F43:.F49])" office:value-type="float" office:value="110.333333333333" calcext:value-type="float">
            <text:p>110.33</text:p>
          </table:table-cell>
          <table:table-cell table:style-name="ce16" table:formula="of:=SUM([.G43:.G49])" office:value-type="float" office:value="0" calcext:value-type="float">
            <text:p>0</text:p>
          </table:table-cell>
          <table:table-cell table:style-name="ce16" table:formula="of:=SUM([.H43:.H49])" office:value-type="float" office:value="64" calcext:value-type="float">
            <text:p>64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3]+4*[.D43]+[.E43]) / 6" office:value-type="float" office:value="15" calcext:value-type="float">
            <text:p>15.00</text:p>
          </table:table-cell>
          <table:table-cell/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4]+4*[.D44]+[.E44]) / 6" office:value-type="float" office:value="9.5" calcext:value-type="float">
            <text:p>9.50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5]+4*[.D45]+[.E45]) / 6" office:value-type="float" office:value="20.8333333333333" calcext:value-type="float">
            <text:p>20.83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6]+4*[.D46]+[.E46]) / 6" office:value-type="float" office:value="17.1666666666667" calcext:value-type="float">
            <text:p>17.1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7]+4*[.D47]+[.E47]) / 6" office:value-type="float" office:value="15.8333333333333" calcext:value-type="float">
            <text:p>15.83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tat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6.1666666666667" calcext:value-type="float">
            <text:p>16.17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1:.C52])" office:value-type="float" office:value="30" calcext:value-type="float">
            <text:p>30</text:p>
          </table:table-cell>
          <table:table-cell table:style-name="ce16" table:formula="of:=SUM([.D51:.D52])" office:value-type="float" office:value="40" calcext:value-type="float">
            <text:p>40</text:p>
          </table:table-cell>
          <table:table-cell table:style-name="ce16" table:formula="of:=SUM([.E51:.E52])" office:value-type="float" office:value="55" calcext:value-type="float">
            <text:p>55</text:p>
          </table:table-cell>
          <table:table-cell table:style-name="ce36" table:formula="of:=SUM([.F51:.F52])" office:value-type="float" office:value="40.8333333333333" calcext:value-type="float">
            <text:p>40.83</text:p>
          </table:table-cell>
          <table:table-cell table:style-name="ce16" table:formula="of:=SUM([.G51:.G52])" office:value-type="float" office:value="0" calcext:value-type="float">
            <text:p>0</text:p>
          </table:table-cell>
          <table:table-cell table:style-name="ce16" table:formula="of:=SUM([.H51:.H52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1]+4*[.D51]+[.E51]) / 6" office:value-type="float" office:value="20" calcext:value-type="float">
            <text:p>20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2]+4*[.D52]+[.E52]) / 6" office:value-type="float" office:value="20.8333333333333" calcext:value-type="float">
            <text:p>20.83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Prozess</text:p>
          </table:table-cell>
          <table:table-cell table:style-name="ce16" table:formula="of:=SUM([.C54:.C57])" office:value-type="float" office:value="55" calcext:value-type="float">
            <text:p>55</text:p>
          </table:table-cell>
          <table:table-cell table:style-name="ce16" table:formula="of:=SUM([.D54:.D57])" office:value-type="float" office:value="75" calcext:value-type="float">
            <text:p>75</text:p>
          </table:table-cell>
          <table:table-cell table:style-name="ce16" table:formula="of:=SUM([.E54:.E57])" office:value-type="float" office:value="105" calcext:value-type="float">
            <text:p>105</text:p>
          </table:table-cell>
          <table:table-cell table:style-name="ce36" table:formula="of:=SUM([.F54:.F57])" office:value-type="float" office:value="76.6666666666667" calcext:value-type="float">
            <text:p>76.67</text:p>
          </table:table-cell>
          <table:table-cell table:style-name="ce16" table:formula="of:=SUM([.G54:.G57])" office:value-type="float" office:value="0" calcext:value-type="float">
            <text:p>0</text:p>
          </table:table-cell>
          <table:table-cell table:style-name="ce16" table:formula="of:=SUM([.H54:.H57])"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5]+4*[.D55]+[.E55]) / 6" office:value-type="float" office:value="15" calcext:value-type="float">
            <text:p>15.00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6.3.3</text:p>
          </table:table-cell>
          <table:table-cell office:value-type="string" calcext:value-type="string">
            <text:p>Prozesserstellung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6]+4*[.D56]+[.E56]) / 6" office:value-type="float" office:value="20" calcext:value-type="float">
            <text:p>20.00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6.3.4</text:p>
          </table:table-cell>
          <table:table-cell office:value-type="string" calcext:value-type="string">
            <text:p>Architekturerstellung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table:formula="of:=([.C57]+4*[.D57]+[.E57]) / 6" office:value-type="float" office:value="26.6666666666667" calcext:value-type="float">
            <text:p>26.67</text:p>
          </table:table-cell>
          <table:table-cell/>
          <table:table-cell office:value-type="float" office:value="25" calcext:value-type="float">
            <text:p>25</text:p>
          </table:table-cell>
        </table:table-row>
        <table:table-row table:style-name="ro2" table:number-rows-repeated="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1])" office:value-type="float" office:value="296" calcext:value-type="float">
            <text:p>296.00</text:p>
          </table:table-cell>
          <table:table-cell table:style-name="ce32" table:formula="of:=SUM([.D25];[.D17];[.D9];[.D2];[.D35];[.D41])" office:value-type="float" office:value="407" calcext:value-type="float">
            <text:p>407.00</text:p>
          </table:table-cell>
          <table:table-cell table:style-name="ce32" table:formula="of:=SUM([.E25];[.E17];[.E9];[.E2];[.E35];[.E41])" office:value-type="float" office:value="577" calcext:value-type="float">
            <text:p>577.00</text:p>
          </table:table-cell>
          <table:table-cell table:style-name="ce40" table:formula="of:=SUM([.F25];[.F17];[.F9];[.F2];[.F35];[.F41])" office:value-type="float" office:value="416.833333333333" calcext:value-type="float">
            <text:p>416.83</text:p>
          </table:table-cell>
          <table:table-cell table:style-name="ce32" table:formula="of:=SUM([.G25];[.G17];[.G9];[.G2];[.G35];[.G41])" office:value-type="float" office:value="4" calcext:value-type="float">
            <text:p>4.00</text:p>
          </table:table-cell>
          <table:table-cell table:style-name="ce32" table:formula="of:=SUM([.H25];[.H17];[.H9];[.H2];[.H35];[.H41])" office:value-type="float" office:value="280" calcext:value-type="float">
            <text:p>28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2">00/00/0000</text:date>, <text:time style:data-style-name="N2" text:time-value="13:23:34.9728257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5.2.0$Linux_X86_64 LibreOffice_project/430m0$Build-2</meta:generator>
    <dc:date>2015-01-22T14:33:49.243126333</dc:date>
    <meta:editing-duration>P1DT9H35S</meta:editing-duration>
    <meta:editing-cycles>72</meta:editing-cycles>
    <meta:document-statistic meta:table-count="1" meta:cell-count="389" meta:object-count="0"/>
  </office:meta>
</office:document-meta>
</file>